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2.858cm"/>
        </style:tab-stops>
      </style:paragraph-properties>
    </style:style>
    <style:style style:name="P2" style:family="paragraph" style:parent-style-name="Standard">
      <style:paragraph-properties>
        <style:tab-stops>
          <style:tab-stop style:position="3.096cm"/>
        </style:tab-stops>
      </style:paragraph-properties>
      <style:text-properties style:font-name="Cambria" fo:language="en" fo:country="US"/>
    </style:style>
    <style:style style:name="P3" style:family="paragraph" style:parent-style-name="Standard">
      <style:paragraph-properties>
        <style:tab-stops>
          <style:tab-stop style:position="3.096cm"/>
        </style:tab-stops>
      </style:paragraph-properties>
      <style:text-properties style:font-name="Cambria" fo:language="en" fo:country="US" officeooo:rsid="002e44e7" officeooo:paragraph-rsid="002e44e7"/>
    </style:style>
    <style:style style:name="P4" style:family="paragraph" style:parent-style-name="Standard">
      <style:paragraph-properties>
        <style:tab-stops>
          <style:tab-stop style:position="3.096cm"/>
        </style:tab-stops>
      </style:paragraph-properties>
      <style:text-properties style:font-name="Cambria"/>
    </style:style>
    <style:style style:name="P5" style:family="paragraph" style:parent-style-name="Standard">
      <style:paragraph-properties>
        <style:tab-stops>
          <style:tab-stop style:position="3.096cm"/>
        </style:tab-stops>
      </style:paragraph-properties>
      <style:text-properties style:font-name="Cambria" officeooo:paragraph-rsid="002eb36d"/>
    </style:style>
    <style:style style:name="P6" style:family="paragraph" style:parent-style-name="Standard">
      <style:text-properties style:font-name="Cambria" fo:font-style="italic" style:font-style-asian="italic"/>
    </style:style>
    <style:style style:name="P7" style:family="paragraph" style:parent-style-name="Standard">
      <style:paragraph-properties>
        <style:tab-stops>
          <style:tab-stop style:position="3.096cm"/>
        </style:tab-stops>
      </style:paragraph-properties>
      <style:text-properties style:font-name="Cambria" fo:font-style="italic" officeooo:rsid="002c55aa" officeooo:paragraph-rsid="002d1c29" style:font-style-asian="italic"/>
    </style:style>
    <style:style style:name="P8" style:family="paragraph" style:parent-style-name="Standard">
      <style:text-properties fo:font-style="italic" style:font-style-asian="italic"/>
    </style:style>
    <style:style style:name="P9" style:family="paragraph" style:parent-style-name="Standard">
      <style:paragraph-properties>
        <style:tab-stops>
          <style:tab-stop style:position="1.72cm"/>
        </style:tab-stops>
      </style:paragraph-properties>
      <style:text-properties fo:font-style="italic" style:font-style-asian="italic"/>
    </style:style>
    <style:style style:name="P10" style:family="paragraph" style:parent-style-name="Standard">
      <style:paragraph-properties>
        <style:tab-stops>
          <style:tab-stop style:position="1.72cm"/>
        </style:tab-stops>
      </style:paragraph-properties>
    </style:style>
    <style:style style:name="P11" style:family="paragraph" style:parent-style-name="Standard">
      <style:text-properties fo:language="en" fo:country="US"/>
    </style:style>
    <style:style style:name="P12" style:family="paragraph" style:parent-style-name="Standard">
      <style:paragraph-properties>
        <style:tab-stops>
          <style:tab-stop style:position="3.096cm"/>
        </style:tab-stops>
      </style:paragraph-properties>
    </style:style>
    <style:style style:name="P13" style:family="paragraph" style:parent-style-name="Standard">
      <style:text-properties officeooo:paragraph-rsid="0021c5ae"/>
    </style:style>
    <style:style style:name="P14" style:family="paragraph" style:parent-style-name="Standard">
      <style:text-properties officeooo:paragraph-rsid="00308a2b"/>
    </style:style>
    <style:style style:name="P15" style:family="paragraph" style:parent-style-name="Standard">
      <style:paragraph-properties fo:hyphenation-ladder-count="no-limit" fo:break-before="page"/>
      <style:text-properties fo:language="en" fo:country="US" fo:hyphenate="true"/>
    </style:style>
    <style:style style:name="P16" style:family="paragraph" style:parent-style-name="Standard">
      <style:paragraph-properties fo:break-before="page">
        <style:tab-stops>
          <style:tab-stop style:position="1.72cm"/>
        </style:tab-stops>
      </style:paragraph-properties>
    </style:style>
    <style:style style:name="P17" style:family="paragraph" style:parent-style-name="Standard">
      <style:paragraph-properties fo:background-color="#000000" fo:padding-left="0.141cm" fo:padding-right="0.141cm" fo:padding-top="0.035cm" fo:padding-bottom="0.035cm" fo:border="0.51pt solid #000000" style:shadow="none">
        <style:background-image/>
      </style:paragraph-properties>
      <style:text-properties fo:color="#ffffff" style:font-name="Cambria" fo:language="en" fo:country="US" fo:background-color="#000000"/>
    </style:style>
    <style:style style:name="P18" style:family="paragraph" style:parent-style-name="Standard">
      <style:paragraph-properties fo:background-color="#000000" fo:padding-left="0.141cm" fo:padding-right="0.141cm" fo:padding-top="0.035cm" fo:padding-bottom="0.035cm" fo:border="0.51pt solid #000000" style:shadow="none">
        <style:tab-stops>
          <style:tab-stop style:position="3.995cm"/>
        </style:tab-stops>
        <style:background-image/>
      </style:paragraph-properties>
      <style:text-properties fo:color="#ffffff" style:font-name="Cambria" fo:language="en" fo:country="US" fo:background-color="#000000"/>
    </style:style>
    <style:style style:name="P19" style:family="paragraph" style:parent-style-name="Standard">
      <style:paragraph-properties fo:background-color="#000000" fo:padding-left="0.141cm" fo:padding-right="0.141cm" fo:padding-top="0.035cm" fo:padding-bottom="0.035cm" fo:border="0.51pt solid #000000" style:shadow="none">
        <style:tab-stops>
          <style:tab-stop style:position="3.995cm"/>
        </style:tab-stops>
        <style:background-image/>
      </style:paragraph-properties>
      <style:text-properties fo:color="#ffffff" style:font-name="Cambria" fo:language="en" fo:country="US" officeooo:rsid="002e44e7" officeooo:paragraph-rsid="002e44e7" fo:background-color="#000000"/>
    </style:style>
    <style:style style:name="P20" style:family="paragraph" style:parent-style-name="Standard">
      <style:paragraph-properties fo:background-color="#000000" fo:padding-left="0.141cm" fo:padding-right="0.141cm" fo:padding-top="0.035cm" fo:padding-bottom="0.035cm" fo:border="0.51pt solid #000000" style:shadow="none">
        <style:background-image/>
      </style:paragraph-properties>
      <style:text-properties fo:color="#ffffff" style:font-name="Cambria" fo:background-color="#000000"/>
    </style:style>
    <style:style style:name="P21" style:family="paragraph" style:parent-style-name="Standard">
      <style:paragraph-properties fo:background-color="#000000" fo:padding-left="0.141cm" fo:padding-right="0.141cm" fo:padding-top="0.035cm" fo:padding-bottom="0.035cm" fo:border="0.51pt solid #000000" style:shadow="none">
        <style:tab-stops>
          <style:tab-stop style:position="4.657cm"/>
        </style:tab-stops>
        <style:background-image/>
      </style:paragraph-properties>
      <style:text-properties fo:color="#ffffff" style:font-name="Cambria" fo:background-color="#000000"/>
    </style:style>
    <style:style style:name="P22" style:family="paragraph" style:parent-style-name="Standard">
      <style:paragraph-properties fo:background-color="#000000" fo:padding-left="0.141cm" fo:padding-right="0.141cm" fo:padding-top="0.035cm" fo:padding-bottom="0.035cm" fo:border="0.51pt solid #000000" style:shadow="none">
        <style:tab-stops>
          <style:tab-stop style:position="3.995cm"/>
        </style:tab-stops>
        <style:background-image/>
      </style:paragraph-properties>
      <style:text-properties fo:color="#ffffff" style:font-name="Cambria" fo:background-color="#000000"/>
    </style:style>
    <style:style style:name="P23" style:family="paragraph" style:parent-style-name="Standard">
      <style:paragraph-properties fo:background-color="#000000" fo:padding-left="0.141cm" fo:padding-right="0.141cm" fo:padding-top="0.035cm" fo:padding-bottom="0.035cm" fo:border="0.51pt solid #000000" style:shadow="none">
        <style:tab-stops>
          <style:tab-stop style:position="3.995cm"/>
        </style:tab-stops>
        <style:background-image/>
      </style:paragraph-properties>
    </style:style>
    <style:style style:name="P24" style:family="paragraph" style:parent-style-name="Frame_20_contents">
      <style:paragraph-properties fo:background-color="#000000">
        <style:background-image/>
      </style:paragraph-properties>
      <style:text-properties officeooo:rsid="002c55aa" officeooo:paragraph-rsid="002e44e7"/>
    </style:style>
    <style:style style:name="P25" style:family="paragraph" style:parent-style-name="Frame_20_contents">
      <style:paragraph-properties fo:background-color="#000000">
        <style:background-image/>
      </style:paragraph-properties>
      <style:text-properties fo:color="#ffffff" style:font-name="Cambria" officeooo:rsid="002c55aa" officeooo:paragraph-rsid="002e44e7" fo:background-color="#000000"/>
    </style:style>
    <style:style style:name="P26" style:family="paragraph" style:parent-style-name="Frame_20_contents">
      <style:text-properties style:font-name="Cambria" officeooo:paragraph-rsid="002e44e7"/>
    </style:style>
    <style:style style:name="P27" style:family="paragraph" style:parent-style-name="Footnote">
      <style:text-properties officeooo:rsid="0021c5ae" officeooo:paragraph-rsid="0021c5ae"/>
    </style:style>
    <style:style style:name="P28" style:family="paragraph" style:parent-style-name="Footnote">
      <style:text-properties officeooo:rsid="0027036f" officeooo:paragraph-rsid="0027036f"/>
    </style:style>
    <style:style style:name="P29" style:family="paragraph" style:parent-style-name="Footnote">
      <style:text-properties officeooo:rsid="00285b38" officeooo:paragraph-rsid="00285b38"/>
    </style:style>
    <style:style style:name="P30" style:family="paragraph" style:parent-style-name="Footnote">
      <style:paragraph-properties fo:margin-left="0cm" fo:margin-right="0cm" fo:text-indent="0cm" style:auto-text-indent="false"/>
      <style:text-properties officeooo:rsid="0027036f" officeooo:paragraph-rsid="0027036f"/>
    </style:style>
    <style:style style:name="P31" style:family="paragraph" style:parent-style-name="Standard">
      <style:text-properties fo:font-style="italic" officeooo:rsid="00308a2b" officeooo:paragraph-rsid="00308a2b" style:font-style-asian="italic" style:font-style-complex="italic"/>
    </style:style>
    <style:style style:name="P32" style:family="paragraph" style:parent-style-name="Standard">
      <style:paragraph-properties fo:background-color="#000000">
        <style:background-image/>
      </style:paragraph-properties>
      <style:text-properties fo:color="#ffffff" style:font-name="Cambria" fo:language="en" fo:country="US" officeooo:rsid="00308a2b" officeooo:paragraph-rsid="00308a2b" fo:background-color="#000000"/>
    </style:style>
    <style:style style:name="P33" style:family="paragraph" style:parent-style-name="Heading_20_2">
      <style:paragraph-properties fo:text-align="center" style:justify-single-word="false"/>
      <style:text-properties fo:font-size="20pt" style:text-underline-style="solid" style:text-underline-width="auto" style:text-underline-color="font-color" style:font-size-asian="20pt" style:font-size-complex="20pt"/>
    </style:style>
    <style:style style:name="P34" style:family="paragraph" style:parent-style-name="Heading_20_2">
      <style:paragraph-properties fo:text-align="center" style:justify-single-word="false"/>
    </style:style>
    <style:style style:name="T1" style:family="text">
      <style:text-properties style:font-name="Cambria" fo:language="en" fo:country="US"/>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308a2b" style:font-size-asian="12pt" style:font-weight-asian="bold" style:font-size-complex="12pt"/>
    </style:style>
    <style:style style:name="T4" style:family="text">
      <style:text-properties fo:color="#ffffff" style:font-name="Cambria" fo:background-color="#000000"/>
    </style:style>
    <style:style style:name="T5" style:family="text">
      <style:text-properties fo:color="#ffffff" style:font-name="Cambria" officeooo:rsid="001fa2fb" fo:background-color="#000000"/>
    </style:style>
    <style:style style:name="T6" style:family="text">
      <style:text-properties fo:font-style="italic" style:font-style-asian="italic"/>
    </style:style>
    <style:style style:name="T7" style:family="text">
      <style:text-properties officeooo:rsid="001fa2fb"/>
    </style:style>
    <style:style style:name="T8" style:family="text">
      <style:text-properties officeooo:rsid="002198b1"/>
    </style:style>
    <style:style style:name="T9" style:family="text">
      <style:text-properties officeooo:rsid="0021c5ae"/>
    </style:style>
    <style:style style:name="T10" style:family="text">
      <style:text-properties officeooo:rsid="002276df"/>
    </style:style>
    <style:style style:name="T11" style:family="text">
      <style:text-properties officeooo:rsid="00240cf3"/>
    </style:style>
    <style:style style:name="T12" style:family="text">
      <style:text-properties officeooo:rsid="0027036f"/>
    </style:style>
    <style:style style:name="T13" style:family="text">
      <style:text-properties officeooo:rsid="00285b38"/>
    </style:style>
    <style:style style:name="T14" style:family="text">
      <style:text-properties officeooo:rsid="00289791"/>
    </style:style>
    <style:style style:name="T15" style:family="text">
      <style:text-properties officeooo:rsid="0029dba3"/>
    </style:style>
    <style:style style:name="T16" style:family="text">
      <style:text-properties officeooo:rsid="00308a2b"/>
    </style:style>
    <style:style style:name="T17" style:family="text">
      <style:text-properties officeooo:rsid="00310f71"/>
    </style:style>
    <style:style style:name="T18" style:family="text">
      <style:text-properties officeooo:rsid="00325d31"/>
    </style:style>
    <style:style style:name="gr1" style:family="graphic">
      <style:graphic-properties draw:stroke="none" draw:fill="solid" draw:fill-color="#4f81bd" draw:opacity="100%" fo:min-height="0.101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Aufbau einer Entwicklungsumgebung für OPPD</text:h>
      <text:h text:style-name="P34" text:outline-level="2">Dokumentation</text:h>
      <text:p text:style-name="Standard"/>
      <text:p text:style-name="Standard"><text:span text:style-name="Absatz-Standardschriftart"><text:span text:style-name="T2">Vorwort:</text:span></text:span><text:line-break/>Diese Dokumentation ist im Sommersemester 2013 Informatik/Softwaretechnik FH-Lübeck im Rahmen des Softwaretechnikprojektes entstanden. Wir, Hoang Anh Duong, Hicham Belmoquadem, Heiko Jurgeleit und Johann Mantler haben aufgrund der Komplexität die Notwendigkeit erkannt, eine möglichst einfache How-To-Anleitung zu schreiben. Damit sei allen Nachfolgern dieses Projektes, insbesondere derer mit wenig oder gar keinen Linux-Kenntnissen geholfen. Während der Schritt für Schritt Anleitung, werden die benannten Shell-Kommandos nur kurz erläutert. Für weiterführende Informationen sollte das WWW helfen. </text:p>
      <text:p text:style-name="P14"><text:span text:style-name="Absatz-Standardschriftart"><text:span text:style-name="T3">Linux Installation</text:span></text:span><text:span text:style-name="T16"><text:line-break/></text:span><text:span text:style-name="T7">Diese Anleitung setzt voraus, dass Ubuntu als Linux</text:span><text:span text:style-name="T8">-D</text:span><text:span text:style-name="T7">istribution eingesetzt wird. In unserem Falle haben wir Kubuntu 13.04 eingesetzt. </text:span><text:span text:style-name="T16">Weiters sollte das Betriebssystem auf dem aktuellen Stand sein. Falls noch nicht geschehen (z.B. bei Neuinstallation) sorgen folgende Befehle (auf dem Terminal</text:span><text:span text:style-name="T16"><text:note text:id="ftn1" text:note-class="footnote"><text:note-citation>1</text:note-citation><text:note-body><text:p text:style-name="P27">Wir haben das Programm Konsole in der Version 2.10.3 verwendet und ist bereits unter Kubuntu installiert.</text:p></text:note-body></text:note></text:span><text:span text:style-name="T16"> <text:s/>abgesetzt) für Abhilfe:</text:span></text:p>
      <text:p text:style-name="P32">sudo apt-get update</text:p>
      <text:p text:style-name="P32">sudo apt-get upgrade</text:p>
      <text:p text:style-name="P31">Aber Achtung! Das Upgrade nimmt einige Zeit in Anspruch.</text:p>
      <text:p text:style-name="P13"><text:span text:style-name="Absatz-Standardschriftart"><text:span text:style-name="T2">IDE für Perl<text:line-break/></text:span></text:span>Als Entwicklungsumgebung für Perl haben wir die Open Source IDE Eclipse verwendet. <text:span text:style-name="T9">Ausserdem kam das Plugin Epic</text:span><text:span text:style-name="T9"><text:note text:id="ftn2" text:note-class="footnote"><text:note-citation>2</text:note-citation><text:note-body><text:p text:style-name="P27">http://www.epic-ide.org</text:p></text:note-body></text:note></text:span><text:span text:style-name="T9"> zum Einsatz. </text:span>Dazu muss man erst einmal das Java SDK herunterladen. Am leichtesten geht dies, indem man im Terminalfolgenden Befehl ausführt:</text:p>
      <text:p text:style-name="P18">sudo apt-get install openjdk-7-jdk openjdk-7-source openjdk-7-demo openjdk-7-doc openjdk-7-jre-headless openjdk-7-jre-lib</text:p>
      <text:p text:style-name="P8">Mit „sudo“ am Anfang führt man Befehle als Superuser aus. Das „apt-get install“ lädt die Pakete inklusive der noch nicht installierten Abhängigkeiten herunter und installiert diese.</text:p>
      <text:p text:style-name="Standard"><text:soft-page-break/>Nun wird Eclipse heruntergeladen. Man navigiert zum gewünschten Verzeichnis in das Eclipse installiert werden soll und führt folgende Kommandos aus:</text:p>
      <text:p text:style-name="P18">cd ~/Downloads<text:tab/></text:p>
      <text:p text:style-name="P17">wget http://ftp-stud.fht-esslingen.de/pub/Mirrors/eclipse/technology/epp/downloads/release/juno/SR2/eclipse-java-juno-SR2-linux-gtk-x86_64.tar.gz</text:p>
      <text:p text:style-name="P17">mkdir <text:span text:style-name="T10">~/</text:span>bin</text:p>
      <text:p text:style-name="P17">cd <text:span text:style-name="T10">~/</text:span>bin</text:p>
      <text:p text:style-name="P17">tar xvzf ~/Downloads/eclipse-java-juno-SR2-linux-gtk-x86_64.tar.gz</text:p>
      <text:p text:style-name="P20">cd eclipse</text:p>
      <text:p text:style-name="P21">./eclipse<text:tab/></text:p>
      <text:p text:style-name="Standard"/>
      <text:p text:style-name="P9">Das <text:s/>„wget“ ist ein Kommandozeilenprogramm zum Herunterladen von Dateien aus dem Internet. Als Argument wird hier der FTP Link zum Eclipse Archiv angegeben (Achtung! In diesem Beispiel ist es das Juno als 64-Bit-Variante). „mkdir“ erzeugt hier das Verzeichnis mit dem Namen bin <text:span text:style-name="T11">im Heimatverzeichnis</text:span>, in welches anschließend mit „cd <text:span text:style-name="T11">~/</text:span>bin“ navigiert wird. Das nächste Kommando entpackt und installiert Eclipse in <text:span text:style-name="T11">~/</text:span>bin. Dann wird mit „cd eclipse“ in den Ordner ecplise navigiert und mit dem nächsten Befehl schließlich gestartet.</text:p>
      <text:p text:style-name="P10">Beim ersten Start gibt man den Workspace an, beispielsweise<text:line-break/> /home /Dokumente/Studium/SWT-Pj<text:line-break/></text:p>
      <text:p text:style-name="P10">In Eclipse installiert man nun EPIC, um die IDE auch für Perl zu verwenden:<text:line-break/><text:a xlink:type="simple" xlink:href="http://www.epic-ide.org/download.php" office:target-frame-name="_top" xlink:show="replace"><text:span text:style-name="Hyperlink">http://www.epic-ide.org/download.php</text:span></text:a> (Die Dokumentation sollte selbsterklärend sein)</text:p>
      <text:p text:style-name="P10">Anschließend erstelle man ein neues Perl Projekt mit new -&gt; other. Das wird <text:span text:style-name="T17">das</text:span> lokale Projektverzeichnis <text:span text:style-name="T11">im Workspace, </text:span><text:span text:style-name="T18">in welchem man arbeiten kann.</text:span></text:p>
      <text:p text:style-name="P10"><text:span text:style-name="Absatz-Standardschriftart"><text:span text:style-name="T2"/></text:span></text:p>
      <text:p text:style-name="P16"><text:span text:style-name="Absatz-Standardschriftart"><text:span text:style-name="T2">OPPD installieren</text:span></text:span><text:span text:style-name="Absatz-Standardschriftart"><text:span text:style-name="T2"><text:line-break/></text:span></text:span>Installiere Subversion und hole dir den aktuellen Entwicklungszweig von OPPD neben deinem lokalen Projektverzeichnis herein:</text:p>
      <text:p text:style-name="P18">sudo apt-get install subversion</text:p>
      <text:p text:style-name="P18"/>
      <text:p text:style-name="P18">cd Dokumente/Studium/SWT-Pj</text:p>
      <text:p text:style-name="P18">svn co http://svn.geant.net/GEANT/SA2/SA2T3-OPPD/branches/perfsonar-oppd-all-0.53</text:p>
      <text:p text:style-name="P11"/>
      <text:p text:style-name="Standard">Als nächstes installiert man sich Perlbrew<text:note text:id="ftn3" text:note-class="footnote"><text:note-citation>3</text:note-citation><text:note-body><text:p text:style-name="P30"><text:s/>http://perlbrew.pl/</text:p></text:note-body></text:note> , um eine, für das OPPD-Projekt eigene lokale Perl-Installation zu verwenden. Perlbrew <text:s/>ist ein Tool zum <text:span text:style-name="T12">E</text:span>rstellen und <text:span text:style-name="T12">V</text:span>erwalten von mehreren Perl Installationen in deinem Home-Verzeichnis. Man kann also mehrere Installationen parallel halten. Da OPPD noch von vielen weiteren Perl Modulen abhängig ist, welche wir später alle nachinstallieren werden und wir nicht wollen dass diese Module in die systemweite Perl Installation hineinkommen, benutzen wir Perlbrew. <text:span text:style-name="T12">Es hat sich überdies gezeigt, dass die Installation über cpanm</text:span><text:span text:style-name="T12"><text:note text:id="ftn4" text:note-class="footnote"><text:note-citation>4</text:note-citation><text:note-body><text:p text:style-name="P28">http://search.cpan.org/~miyagawa/App-cpanminus-1.6918/bin/cpanm</text:p></text:note-body></text:note></text:span><text:span text:style-name="T12"> intuitiver war, als die Installation über das Paketsystem von Ubuntu. Fehlende Module für perfSonar wurden mit Ihren CPAN-Namen ausgegeben und nicht mit ihren Ubuntu-Paketnamen.</text:span></text:p>
      <text:p text:style-name="P18">sudo apt-get install curl</text:p>
      <text:p text:style-name="P18">curl -L http://install.perlbrew.pl | bash</text:p>
      <text:p text:style-name="P6">Client for URLs (cURL) ist ein Kommandozeilen-Programm zum Übertragen von Dateien in Rechnernetzen. Damit kann man <text:span text:style-name="T13">unter anderem</text:span><text:span text:style-name="T13"><text:note text:id="ftn5" text:note-class="footnote"><text:note-citation>5</text:note-citation><text:note-body><text:p text:style-name="P29">Mit curl lassen sich sowohl Daten zu einem Server übertragen als auch von diesem holen. Es <text:s/>unterstützt dabei diverse Protokolle wie FTP, HTTP, IMAP. Die Optionen sind recht vielfältig. Nähere siehe dazu in der manpage.</text:p></text:note-body></text:note></text:span><text:span text:style-name="T13"> </text:span>Dateien von einem Server über einer URL holen oder zum Server senden. In unserem Fall benutzen wir curl zum Holen und Installieren von perlbrew.</text:p>
      <text:p text:style-name="P7">Falls noch nicht geschehen, brauchen wir noch einige Programme zum compilieren.</text:p>
      <text:p text:style-name="P24"><text:s/>sudo apt-get install build-essential</text:p>
      <text:p text:style-name="P25">sudo apt-get install libxml2-dev</text:p>
      <text:p text:style-name="P26"><text:soft-page-break/></text:p>
      <text:p text:style-name="P18">perlbrew install perl-5.16.3 </text:p>
      <text:p text:style-name="P23"><text:span text:style-name="Absatz-Standardschriftart"><text:span text:style-name="T4">perlbrew switch perl-5.1</text:span></text:span><text:span text:style-name="Absatz-Standardschriftart"><text:span text:style-name="T5">6.3</text:span></text:span></text:p>
      <text:p text:style-name="P4">Damit wird Perl extra installiert und von der systemweiten zur eben installiertem lokalen Perl gewechselt.</text:p>
      <text:p text:style-name="P22">curl -L http://cpanmin.us | perl – App::cpanminus</text:p>
      <text:p text:style-name="P5">Nun verwenden wir wieder curl um cpan<text:span text:style-name="T14">m</text:span><text:span text:style-name="T12"> </text:span>zu installieren. <text:line-break/><text:line-break/></text:p>
      <text:p text:style-name="P5">Die zu OPPD noch fehlenden Module lassen sich jetzt leicht mit cpan<text:span text:style-name="T15">m</text:span> nachinstallieren:<text:line-break/></text:p>
      <text:p text:style-name="P22">cpanm Log::Dispatch</text:p>
      <text:p text:style-name="P22">cpanm Config::General</text:p>
      <text:p text:style-name="P22">cpanm Log::Log4perl </text:p>
      <text:p text:style-name="P22">cpanm HTTP::Daemon</text:p>
      <text:p text:style-name="P22">sudo apt-get install libssl-dev</text:p>
      <text:p text:style-name="P22">cpanm -f HTTP::Daemon::SSL </text:p>
      <text:p text:style-name="P22">cpanm XML::LibXML</text:p>
      <text:p text:style-name="P22">cpanm Socket6</text:p>
      <text:p text:style-name="P22">cpanm LWP::UserAgent</text:p>
      <text:p text:style-name="P22">cpanm IPC::Run</text:p>
      <text:p text:style-name="P22">cpanm DateTime</text:p>
      <text:p text:style-name="P3">Für den Traceroute brauchen wir noch das Programm traceroute selbst.</text:p>
      <text:p text:style-name="P19">sudo apt-get install traceroute</text:p>
      <text:p text:style-name="P2"/>
      <text:p text:style-name="P15"/>
      <text:p text:style-name="Standard"><text:span text:style-name="Absatz-Standardschriftart"><text:span text:style-name="T2">OPPD starten</text:span></text:span><text:span text:style-name="Absatz-Standardschriftart"><text:span text:style-name="T2"><text:line-break/></text:span></text:span>Um den Server von OPPD zu starten navigiert man in das Verzeichnis von OPPD und kopiert folgende Zeile in die Shell:</text:p>
      <text:p text:style-name="P22">perl bin/oppd.pl --config=etc/oppd.conf</text:p>
      <text:p text:style-name="P12">Nun sollte der Server mit all seinen Measurment Points laufen. Zum Testen eines MP’s oder MA’S existiert ein Client Skript, das einen echten Client simulieren soll. Wenn man das Skript startet müssen zwei Argumente mit angegeben werden. Einmal, die URL zum Messpunkt an den sich der Client richten will und dann noch die Request-Datei im XML Format, die an den Messpunkt geschickt wird. Beispielsweise sieht ein Aufruf des Skriptes so aus:</text:p>
      <text:p text:style-name="P22">perl perfsonar-client.pl --uri http://localhost:8090/service/MP/Traceroute --reqfile ~/Dokumente/swt/traceroute-mp/lib/NMWG/schema/example_instances/traceroute.xml &gt; antwort.xml</text:p>
      <text:p text:style-name="P12"><text:span text:style-name="Absatz-Standardschriftart"><text:span text:style-name="T6">Das &gt; anwort.xml speichert die Antwort (Response) des Messpunkt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Title" style:family="paragraph" style:parent-style-name="Standard" style:next-style-name="Standard"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_20__28_Web_29_" style:display-name="Standard (Web)" style:family="paragraph" style:parent-style-name="Standard">
      <style:paragraph-properties fo:margin-top="0.176cm" fo:margin-bottom="0.21cm" style:contextual-spacing="false" fo:line-height="100%" fo:hyphenation-ladder-count="no-limit" style:vertical-align="auto"/>
      <style:text-properties style:font-name="Times New Roman" fo:font-size="12pt" style:font-name-asian="Times New Roman" style:font-size-asian="12pt" style:language-asian="de" style:country-asian="DE" style:font-size-complex="12pt" fo:hyphenate="true"/>
    </style:style>
    <style:style style:name="Listenabsatz" style:family="paragraph" style:parent-style-name="Standard">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AB630D60F59F403CB531B268FE76FA17" style:family="paragraph">
      <style:paragraph-properties fo:hyphenation-ladder-count="no-limit" style:vertical-align="auto"/>
      <style:text-properties style:font-name="Calibri" style:font-name-asian="Times New Roman" style:language-asian="de" style:country-asian="DE" style:font-name-complex="Times New Roman" fo:hyphenate="true"/>
    </style:style>
    <style:style style:name="HTML_20_Vorformatiert" style:display-name="HTML Vorformatiert" style:family="paragraph" style:parent-style-name="Standard">
      <style:paragraph-properties fo:margin-top="0cm" fo:margin-bottom="0cm" style:contextual-spacing="false"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DejaVu Sans Mono" fo:font-size="10pt" style:font-name-asian="Times New Roman" style:font-size-asian="10pt" style:language-asian="de" style:country-asian="DE" style:font-name-complex="DejaVu Sans Mono" style:font-size-complex="10pt" fo:hyphenate="tru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353cm" style: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HTML_20_Vorformatiert_20_Zchn" style:display-name="HTML Vorformatiert Zchn" style:family="text" style:parent-style-name="Absatz-Standardschriftart">
      <style:text-properties style:font-name="DejaVu Sans Mono" fo:font-size="10pt" style:font-name-asian="Times New Roman" style:font-size-asian="10pt" style:language-asian="de" style:country-asian="DE"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2.858cm"/>
        </style:tab-stops>
      </style:paragraph-properties>
    </style:style>
    <style:style style:name="MP2" style:family="paragraph" style:parent-style-name="Standard">
      <style:paragraph-properties>
        <style:tab-stops>
          <style:tab-stop style:position="3.096cm"/>
        </style:tab-stops>
      </style:paragraph-properties>
      <style:text-properties style:font-name="Cambria" fo:language="en" fo:country="US"/>
    </style:style>
    <style:style style:name="MT1" style:family="text">
      <style:text-properties style:font-name="Cambria" fo:language="en" fo:country="US"/>
    </style:style>
    <style:style style:name="Mgr1" style:family="graphic">
      <style:graphic-properties draw:stroke="none" draw:fill="solid" draw:fill-color="#4f81bd" draw:opacity="100%" fo:min-height="0.101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Absatz-Standardschriftart"><text:span text:style-name="MT1"><text:tab/><text:tab/><text:tab/><text:tab/><text:tab/><text:tab/><text:tab/><text:tab/><text:tab/><text:tab/><text:tab/><text:tab/></text:span></text:span><text:span text:style-name="Absatz-Standardschriftart"><text:span text:style-name="MT1"><text:page-number text:select-page="current">5</text:page-number></text:span></text:span></text:p>
      </style:footer>
    </style:master-page>
    <style:master-page style:name="MP0" style:page-layout-name="Mpm2">
      <style:header>
        <text:p text:style-name="Header"/>
      </style:header>
      <style:footer>
        <text:p text:style-name="MP2"><draw:custom-shape text:anchor-type="paragraph" draw:z-index="0" draw:name="Rechteck 58" draw:style-name="Mgr1" svg:width="15.982cm" svg:height="0.101cm" svg:x="0.005cm" svg:y="-0.079cm"><text:p/><draw:enhanced-geometry svg:viewBox="0 0 21600 21600" draw:mirror-horizontal="false" draw:mirror-vertical="false" draw:type="non-primitive" draw:enhanced-path="M 0 0 L 21600 0 21600 21600 0 21600 Z N"/></draw:custom-shape><text:tab/><text:tab/><text:tab/><text:tab/><text:tab/><text:tab/><text:tab/><text:tab/><text:tab/><text:tab/><text:tab/><text:page-number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Johann Mantler, Heiko Jurgeleit, Hicham Belmoquadem, Hoang Anh Duong</meta:initial-creator>
    <meta:creation-date>2013-06-11T15:40:00Z</meta:creation-date>
    <dc:date>2013-06-14T13:20:03</dc:date>
    <meta:editing-cycles>86</meta:editing-cycles>
    <meta:editing-duration>PT49M57S</meta:editing-duration>
    <meta:document-statistic meta:table-count="0" meta:image-count="0" meta:object-count="0" meta:page-count="5" meta:paragraph-count="64" meta:word-count="842" meta:character-count="6501" meta:non-whitespace-character-count="5683"/>
    <meta:template xlink:type="simple" xlink:actuate="onRequest" xlink:title="" xlink:href="../../../../../tmp/kde-hjurgeleit/kontactn10460.index.2/Dokumentation.odt/Normal.dotm"/>
  </office:meta>
</office:document-meta>
</file>